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P3" style:family="paragraph" style:parent-style-name="Text_20_body">
      <style:text-properties style:font-name="Verdana1"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4pt"/>
    </style:style>
    <style:style style:name="T5" style:family="text">
      <style:text-properties style:font-name="Verdana1" fo:font-size="14pt" style:text-underline-style="solid" style:text-underline-width="auto" style:text-underline-color="font-color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fo:font-size="14pt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66" style:font-name="Verdana1" fo:font-size="10.5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quash Patties</text:p>
      <text:p text:style-name="P2"><text:line-break/>Grate up about 12 cups of summer squash. This can be zucchini, crookneck, straightneck, patty pan, etc.. Add 3 eggs and about ¾ to 1 tube of crushed saltine crackers. If you don’t have the crackers on hand, you can add about ¾ cup whole wheat flour. My children say they like these patties the best when I make them with the crackers. Sprinkle in a generous amount of salt, pepper and seasoning salt. Scoop out squash mixture in ¼ cup portions (I use a ¼ cup measuring cup to scoop with) and fry on a hot griddle that has a nice coating of olive oil. After I put the scoop of squash mixture on the griddle I use the back of the measuring cup to flatten the patty. Cook for a 3 or 4 minutes on one side and carefully flip and cook on the second side. Top the second side with a little cheese if desired. Serve immediately or keep in a warm oven until all have been made and you can sit down and enjoy them with the family. This recipe will make 15 t 17 patties and can be cut in half if you don’t need this many.</text:p>
      <text:p text:style-name="Text_20_body"><text:span text:style-name="T1"><text:line-break/>I serve this meal often for lunch with some fruit such as peaches or applesauce or watermelon! 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3:51.8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221" meta:character-count="1122"/>
  </office:meta>
</office:document-meta>
</file>